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 table:number-rows-repeated="314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 table:number-rows-repeated="93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5:42:04.34054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5:43:12.082874595</dc:date>
    <meta:editing-duration>PT8H13M3S</meta:editing-duration>
    <meta:editing-cycles>167</meta:editing-cycles>
    <meta:generator>LibreOffice/4.2.8.2$Linux_X86_64 LibreOffice_project/420m0$Build-2</meta:generator>
    <meta:document-statistic meta:table-count="4" meta:cell-count="3562" meta:object-count="0"/>
  </office:meta>
</office:document-meta>
</file>